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Monospace1" svg:font-family="Monospace" style:font-family-generic="roman"/>
    <style:font-face style:name="Courier New1" svg:font-family="'Courier New'" style:font-family-generic="modern" style:font-pitch="fixed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4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5" style:family="paragraph" style:parent-style-name="Standard">
      <style:paragraph-properties fo:margin-left="0cm" fo:margin-right="0cm" fo:margin-top="0.212cm" fo:margin-bottom="0.423cm" style:contextual-spacing="false" fo:text-indent="0.951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Standard">
      <style:paragraph-properties fo:margin-top="0.212cm" fo:margin-bottom="0.423cm" style:contextual-spacing="false"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fo:language="ru" fo:country="RU" officeooo:rsid="001be683" officeooo:paragraph-rsid="001be683"/>
    </style:style>
    <style:style style:name="P9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0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fo:text-transform="uppercase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text-indent="-0.026cm" style:auto-text-indent="false">
        <style:tab-stops/>
      </style:paragraph-properties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21fbd3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officeooo:paragraph-rsid="00202156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Courier New1" fo:font-size="8pt" fo:language="ru" fo:country="RU" officeooo:rsid="0026ac7a" officeooo:paragraph-rsid="0026ac7a" style:font-size-asian="8pt" style:font-size-complex="8pt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style:font-size-asian="12pt" style:font-size-complex="12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fo:font-size="8pt" style:font-size-asian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Courier New1" fo:font-size="8pt" fo:language="ru" fo:country="RU" officeooo:rsid="0026ac7a" officeooo:paragraph-rsid="00290782" style:font-size-asian="8pt" style:font-size-complex="8pt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90782" officeooo:paragraph-rsid="00290782"/>
    </style:style>
    <style:style style:name="P20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02156" officeooo:paragraph-rsid="00353300"/>
    </style:style>
    <style:style style:name="T1" style:family="text">
      <style:text-properties fo:language="en" fo:country="US" officeooo:rsid="002cb203"/>
    </style:style>
    <style:style style:name="T2" style:family="text">
      <style:text-properties fo:language="ru" fo:country="RU" officeooo:rsid="00202156"/>
    </style:style>
    <style:style style:name="T3" style:family="text">
      <style:text-properties fo:language="ru" fo:country="RU" officeooo:rsid="00290782"/>
    </style:style>
    <style:style style:name="T4" style:family="text">
      <style:text-properties fo:language="ru" fo:country="RU" officeooo:rsid="002cb203"/>
    </style:style>
    <style:style style:name="T5" style:family="text">
      <style:text-properties fo:language="ru" fo:country="RU" officeooo:rsid="003116fe"/>
    </style:style>
    <style:style style:name="T6" style:family="text">
      <style:text-properties fo:language="ru" fo:country="RU" officeooo:rsid="00324965"/>
    </style:style>
    <style:style style:name="T7" style:family="text">
      <style:text-properties fo:color="#000000" fo:language="ru" fo:country="RU" officeooo:rsid="00202156"/>
    </style:style>
    <style:style style:name="T8" style:family="text">
      <style:text-properties fo:color="#000000" style:font-name="Monospace1" fo:font-size="10pt" style:font-size-asian="10pt"/>
    </style:style>
    <style:style style:name="T9" style:family="text">
      <style:text-properties fo:color="#000000" style:font-name="Monospace1" fo:font-size="10pt" fo:font-style="italic" style:font-size-asian="10pt" style:font-style-asian="italic"/>
    </style:style>
    <style:style style:name="T10" style:family="text">
      <style:text-properties fo:color="#000000" style:font-name="Monospace1" style:font-size-asian="10pt"/>
    </style:style>
    <style:style style:name="T11" style:family="text">
      <style:text-properties fo:color="#000000" style:font-name="Monospace1" fo:font-style="italic" style:font-size-asian="10pt" style:font-style-asian="italic"/>
    </style:style>
    <style:style style:name="T12" style:family="text">
      <style:text-properties officeooo:rsid="0023e6d9"/>
    </style:style>
    <style:style style:name="T13" style:family="text">
      <style:text-properties officeooo:rsid="00339752"/>
    </style:style>
    <style:style style:name="T14" style:family="text">
      <style:text-properties officeooo:rsid="00353300"/>
    </style:style>
    <style:style style:name="T15" style:family="text">
      <style:text-properties fo:color="#7f0055" style:font-name="Monospace1" fo:font-size="10pt" fo:font-weight="bold" style:font-size-asian="10pt" style:font-weight-asian="bold"/>
    </style:style>
    <style:style style:name="T16" style:family="text">
      <style:text-properties fo:color="#7f0055" style:font-name="Monospace1" fo:font-weight="bold" style:font-size-asian="10pt" style:font-weight-asian="bold"/>
    </style:style>
    <style:style style:name="T17" style:family="text">
      <style:text-properties fo:color="#0000c0" style:font-name="Monospace1" fo:font-size="10pt" style:font-size-asian="10pt"/>
    </style:style>
    <style:style style:name="T18" style:family="text">
      <style:text-properties fo:color="#0000c0" style:font-name="Monospace1" fo:font-size="10pt" fo:font-style="italic" style:font-size-asian="10pt" style:font-style-asian="italic"/>
    </style:style>
    <style:style style:name="T19" style:family="text">
      <style:text-properties fo:color="#0000c0" style:font-name="Monospace1" style:font-size-asian="10pt"/>
    </style:style>
    <style:style style:name="T20" style:family="text">
      <style:text-properties fo:color="#0000c0" style:font-name="Monospace1" fo:font-style="italic" style:font-size-asian="10pt" style:font-style-asian="italic"/>
    </style:style>
    <style:style style:name="T21" style:family="text">
      <style:text-properties fo:color="#2a00ff" style:font-name="Monospace1" fo:font-size="10pt" style:font-size-asian="10pt"/>
    </style:style>
    <style:style style:name="T22" style:family="text">
      <style:text-properties fo:color="#2a00ff" style:font-name="Monospace1" style:font-size-asian="10pt"/>
    </style:style>
    <style:style style:name="T23" style:family="text">
      <style:text-properties fo:color="#646464" style:font-name="Monospace1" fo:font-size="10pt" style:font-size-asian="10pt"/>
    </style:style>
    <style:style style:name="T24" style:family="text">
      <style:text-properties fo:color="#646464" style:font-name="Monospace1" style:font-size-asian="10pt"/>
    </style:style>
    <style:style style:name="T25" style:family="text">
      <style:text-properties fo:color="#3f7f5f" style:font-name="Monospace1" fo:font-size="10pt" style:font-size-asian="10pt"/>
    </style:style>
    <style:style style:name="T26" style:family="text">
      <style:text-properties fo:color="#3f7f5f" style:font-name="Monospace1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0">КАФЕДРА ПРИКЛАДНОЙ МАТЕМАТИКИ И ИНФОРМАТИКИ</text:p>
      <text:p text:style-name="P4"/>
      <text:p text:style-name="P5"/>
      <text:p text:style-name="P6"/>
      <text:p text:style-name="P6"/>
      <text:p text:style-name="P6"/>
      <text:p text:style-name="P4"/>
      <text:p text:style-name="P4"/>
      <text:p text:style-name="P7">ОТЧЕТ ПО ДИСЦИПЛИНЕ «<text:span text:style-name="T5">Сетевые технологии</text:span>»</text:p>
      <text:p text:style-name="P7">ПО ЛАБОРАТОРНОЙ РАБОТЕ №<text:span text:style-name="T6">4</text:span></text:p>
      <text:p text:style-name="P8"/>
      <text:p text:style-name="P7"/>
      <text:p text:style-name="P7"/>
      <text:p text:style-name="P4"/>
      <text:p text:style-name="P6"/>
      <text:p text:style-name="P6"/>
      <text:p text:style-name="P4"/>
      <text:p text:style-name="P9">Выполнил студент группы ПМ-<text:span text:style-name="T1">5</text:span>1__________________________Кислицын И.К.</text:p>
      <text:p text:style-name="P9">Проверил преподаватель кафедры ПМиИ _____________________ <text:span text:style-name="T13">Прозорова Т.Г.</text:span></text:p>
      <text:p text:style-name="P3"/>
      <text:p text:style-name="P4"/>
      <text:p text:style-name="P4"/>
      <text:p text:style-name="P4"/>
      <text:p text:style-name="P4"><text:line-break/></text:p>
      <text:p text:style-name="P4"/>
      <text:p text:style-name="P6"/>
      <text:p text:style-name="P7"><text:s/></text:p>
      <text:p text:style-name="P1">Киров 201<text:span text:style-name="T12">3</text:span></text:p>
      <text:p text:style-name="P11"><text:soft-page-break/>Задание</text:p>
      <text:p text:style-name="P20"><text:span text:style-name="T14">Приложение, анализируещее сетевой трафик <text:s/>с выявлением отправителя, получателя и портов.</text:span></text:p>
      <text:p text:style-name="P13"><text:span text:style-name="T2">Фрагменты ли</text:span><text:span text:style-name="T7">стинг</text:span><text:span text:style-name="T2">а</text:span></text:p>
      <text:p text:style-name="P18"><text:span text:style-name="T16">public</text:span><text:span text:style-name="T10"> </text:span><text:span text:style-name="T16">class</text:span><text:span text:style-name="T10"> NetSniffer </text:span><text:span text:style-name="T16">implements</text:span><text:span text:style-name="T10"> Closeable {</text:span></text:p>
      <text:p text:style-name="P17"><text:span text:style-name="T10"><text:s text:c="4"/></text:span><text:span text:style-name="T16">private</text:span><text:span text:style-name="T10"> Pcap </text:span><text:span text:style-name="T19">pcap</text:span><text:span text:style-name="T10">;</text:span></text:p>
      <text:p text:style-name="P17"><text:span text:style-name="T10"><text:s text:c="4"/></text:span><text:span text:style-name="T16">private</text:span><text:span text:style-name="T10"> Thread </text:span><text:span text:style-name="T19">writer</text:span><text:span text:style-name="T10">;</text:span></text:p>
      <text:p text:style-name="P16"/>
      <text:p text:style-name="P17"><text:span text:style-name="T10"><text:s text:c="4"/></text:span><text:span text:style-name="T16">public</text:span><text:span text:style-name="T10"> NetSniffer() {</text:span></text:p>
      <text:p text:style-name="P17"><text:span text:style-name="T10"><text:s text:c="8"/>StringBuilder errBuff = </text:span><text:span text:style-name="T16">new</text:span><text:span text:style-name="T10"> StringBuilder();</text:span></text:p>
      <text:p text:style-name="P17"><text:span text:style-name="T10"><text:s text:c="8"/></text:span><text:span text:style-name="T19">pcap</text:span><text:span text:style-name="T10"> = Pcap.</text:span><text:span text:style-name="T11">openLive</text:span><text:span text:style-name="T10">(</text:span><text:span text:style-name="T22">"wlan0"</text:span><text:span text:style-name="T10">, Pcap.</text:span><text:span text:style-name="T20">DEFAULT_SNAPLEN</text:span><text:span text:style-name="T10">, Pcap.</text:span><text:span text:style-name="T20">DEFAULT_PROMISC</text:span><text:span text:style-name="T10">, Pcap.</text:span><text:span text:style-name="T20">DEFAULT_TIMEOUT</text:span><text:span text:style-name="T10">, errBuff);</text:span></text:p>
      <text:p text:style-name="P17"><text:span text:style-name="T10"><text:s text:c="8"/></text:span><text:span text:style-name="T19">writer</text:span><text:span text:style-name="T10">.start();</text:span></text:p>
      <text:p text:style-name="P17"><text:span text:style-name="T10"><text:s text:c="4"/>}</text:span></text:p>
      <text:p text:style-name="P16"/>
      <text:p text:style-name="P17"><text:span text:style-name="T10"><text:s text:c="4"/></text:span><text:span text:style-name="T24">@Override</text:span></text:p>
      <text:p text:style-name="P17"><text:span text:style-name="T10"><text:s text:c="4"/></text:span><text:span text:style-name="T16">public</text:span><text:span text:style-name="T10"> </text:span><text:span text:style-name="T16">void</text:span><text:span text:style-name="T10"> close() </text:span><text:span text:style-name="T16">throws</text:span><text:span text:style-name="T10"> IOException {</text:span></text:p>
      <text:p text:style-name="P17"><text:span text:style-name="T10"><text:s text:c="8"/></text:span><text:span text:style-name="T19">writer</text:span><text:span text:style-name="T10">.interrupt();</text:span></text:p>
      <text:p text:style-name="P17"><text:span text:style-name="T10"><text:s text:c="8"/></text:span><text:span text:style-name="T19">pcap</text:span><text:span text:style-name="T10">.close();</text:span></text:p>
      <text:p text:style-name="P17"><text:span text:style-name="T10"><text:s text:c="4"/>}</text:span></text:p>
      <text:p text:style-name="P16"/>
      <text:p text:style-name="P17"><text:span text:style-name="T10"><text:s text:c="4"/>{</text:span></text:p>
      <text:p text:style-name="P17"><text:span text:style-name="T10"><text:s text:c="8"/></text:span><text:span text:style-name="T19">writer</text:span><text:span text:style-name="T10"> = </text:span><text:span text:style-name="T16">new</text:span><text:span text:style-name="T10"> Thread(</text:span><text:span text:style-name="T16">new</text:span><text:span text:style-name="T10"> Runnable() {</text:span></text:p>
      <text:p text:style-name="P17"><text:span text:style-name="T10"><text:s text:c="12"/></text:span><text:span text:style-name="T16">public</text:span><text:span text:style-name="T10"> </text:span><text:span text:style-name="T16">void</text:span><text:span text:style-name="T10"> run() {</text:span></text:p>
      <text:p text:style-name="P17"><text:span text:style-name="T10"><text:s text:c="16"/>PcapPacket packet = </text:span><text:span text:style-name="T16">new</text:span><text:span text:style-name="T10"> PcapPacket(JMemory.</text:span><text:span text:style-name="T20">POINTER</text:span><text:span text:style-name="T10">);</text:span></text:p>
      <text:p text:style-name="P17"><text:span text:style-name="T10"><text:s text:c="16"/></text:span><text:span text:style-name="T16">while</text:span><text:span text:style-name="T10"> (</text:span><text:span text:style-name="T16">true</text:span><text:span text:style-name="T10">) {</text:span></text:p>
      <text:p text:style-name="P17"><text:span text:style-name="T10"><text:s text:c="20"/></text:span><text:span text:style-name="T19">pcap</text:span><text:span text:style-name="T10">.nextEx(packet);</text:span></text:p>
      <text:p text:style-name="P16"/>
      <text:p text:style-name="P17"><text:span text:style-name="T10"><text:s text:c="20"/>Udp udpHeader = </text:span><text:span text:style-name="T16">new</text:span><text:span text:style-name="T10"> Udp();</text:span></text:p>
      <text:p text:style-name="P17"><text:span text:style-name="T10"><text:s text:c="20"/>Tcp tcpHeader = </text:span><text:span text:style-name="T16">new</text:span><text:span text:style-name="T10"> Tcp();</text:span></text:p>
      <text:p text:style-name="P17"><text:span text:style-name="T10"><text:s text:c="20"/>Ip4 ip4header = </text:span><text:span text:style-name="T16">new</text:span><text:span text:style-name="T10"> Ip4();</text:span></text:p>
      <text:p text:style-name="P17"><text:span text:style-name="T10"><text:s text:c="20"/>Ip6 ip6header = </text:span><text:span text:style-name="T16">new</text:span><text:span text:style-name="T10"> Ip6();</text:span></text:p>
      <text:p text:style-name="P17"><text:span text:style-name="T10"><text:s text:c="20"/>packet.getHeader(ip4header);</text:span></text:p>
      <text:p text:style-name="P17"><text:span text:style-name="T10"><text:s text:c="20"/>packet.getHeader(ip6header);</text:span></text:p>
      <text:p text:style-name="P17"><text:span text:style-name="T10"><text:s text:c="20"/>packet.getHeader(tcpHeader);</text:span></text:p>
      <text:p text:style-name="P17"><text:span text:style-name="T10"><text:s text:c="20"/>packet.getHeader(udpHeader);</text:span></text:p>
      <text:p text:style-name="P16"/>
      <text:p text:style-name="P17"><text:span text:style-name="T10"><text:s text:c="20"/>String toPrint;</text:span></text:p>
      <text:p text:style-name="P17"><text:span text:style-name="T10"><text:s text:c="20"/>String src;</text:span></text:p>
      <text:p text:style-name="P17"><text:span text:style-name="T10"><text:s text:c="20"/>String dest;</text:span></text:p>
      <text:p text:style-name="P17"><text:span text:style-name="T10"><text:s text:c="20"/>String srcPort;</text:span></text:p>
      <text:p text:style-name="P17"><text:span text:style-name="T10"><text:s text:c="20"/>String destPort;</text:span></text:p>
      <text:p text:style-name="P17"><text:span text:style-name="T10"><text:s text:c="20"/>String protocol;</text:span></text:p>
      <text:p text:style-name="P17"><text:span text:style-name="T10"><text:s text:c="20"/></text:span><text:span text:style-name="T16">if</text:span><text:span text:style-name="T10"> (ip4header.isInitialized() || ip6header.isInitialized()) {</text:span></text:p>
      <text:p text:style-name="P17"><text:span text:style-name="T10"><text:s text:c="24"/></text:span><text:span text:style-name="T16">if</text:span><text:span text:style-name="T10"> (ip4header.isInitialized()) {</text:span></text:p>
      <text:p text:style-name="P17"><text:span text:style-name="T10"><text:s text:c="28"/>src = ip4ToString(ip4header.source());</text:span></text:p>
      <text:p text:style-name="P17"><text:span text:style-name="T10"><text:s text:c="28"/>dest = ip4ToString(ip4header.destination());</text:span></text:p>
      <text:p text:style-name="P17"><text:span text:style-name="T10"><text:s text:c="24"/>} </text:span><text:span text:style-name="T16">else</text:span><text:span text:style-name="T10"> {</text:span></text:p>
      <text:p text:style-name="P17"><text:span text:style-name="T10"><text:s text:c="28"/>src = ip6ToString(ip6header.source());</text:span></text:p>
      <text:p text:style-name="P17"><text:span text:style-name="T10"><text:s text:c="28"/>dest = ip6ToString(ip6header.destination());</text:span></text:p>
      <text:p text:style-name="P17"><text:span text:style-name="T10"><text:s text:c="24"/>}</text:span></text:p>
      <text:p text:style-name="P16"/>
      <text:p text:style-name="P17"><text:span text:style-name="T10"><text:s text:c="24"/></text:span><text:span text:style-name="T16">if</text:span><text:span text:style-name="T10"> (udpHeader.isInitialized()) {</text:span></text:p>
      <text:p text:style-name="P17"><text:span text:style-name="T10"><text:s text:c="28"/>protocol = </text:span><text:span text:style-name="T22">"UDP"</text:span><text:span text:style-name="T10">;</text:span></text:p>
      <text:p text:style-name="P17"><text:span text:style-name="T10"><text:s text:c="28"/>srcPort = </text:span><text:span text:style-name="T16">new</text:span><text:span text:style-name="T10"> Integer(udpHeader.source()).toString();</text:span></text:p>
      <text:p text:style-name="P17"><text:span text:style-name="T10"><text:s text:c="28"/>destPort = </text:span><text:span text:style-name="T16">new</text:span><text:span text:style-name="T10"> Integer(udpHeader.destination()).toString();</text:span></text:p>
      <text:p text:style-name="P17"><text:span text:style-name="T10"><text:s text:c="24"/>} </text:span><text:span text:style-name="T16">else</text:span><text:span text:style-name="T10"> </text:span><text:span text:style-name="T16">if</text:span><text:span text:style-name="T10"> (tcpHeader.isInitialized()) {</text:span></text:p>
      <text:p text:style-name="P17"><text:span text:style-name="T10"><text:s text:c="28"/>protocol = </text:span><text:span text:style-name="T22">"TCP"</text:span><text:span text:style-name="T10">;</text:span></text:p>
      <text:p text:style-name="P17"><text:span text:style-name="T10"><text:s text:c="28"/>srcPort = </text:span><text:span text:style-name="T16">new</text:span><text:span text:style-name="T10"> Integer(tcpHeader.source()).toString();</text:span></text:p>
      <text:p text:style-name="P17"><text:span text:style-name="T10"><text:s text:c="28"/>destPort = </text:span><text:span text:style-name="T16">new</text:span><text:span text:style-name="T10"> Integer(tcpHeader.destination()).toString();</text:span></text:p>
      <text:p text:style-name="P17"><text:span text:style-name="T10"><text:s text:c="24"/>} </text:span><text:span text:style-name="T16">else</text:span><text:span text:style-name="T10"> {</text:span></text:p>
      <text:p text:style-name="P17"><text:span text:style-name="T10"><text:s text:c="28"/>protocol = </text:span><text:span text:style-name="T22">"UNKNOWN"</text:span><text:span text:style-name="T10">;</text:span></text:p>
      <text:p text:style-name="P17"><text:span text:style-name="T10"><text:s text:c="28"/>srcPort = </text:span><text:span text:style-name="T22">"?"</text:span><text:span text:style-name="T10">;</text:span></text:p>
      <text:p text:style-name="P17"><text:span text:style-name="T10"><text:s text:c="28"/>destPort = </text:span><text:span text:style-name="T22">"?"</text:span><text:span text:style-name="T10">;</text:span></text:p>
      <text:p text:style-name="P17"><text:span text:style-name="T10"><text:s text:c="24"/>}</text:span></text:p>
      <text:p text:style-name="P17"><text:span text:style-name="T10"><text:s text:c="24"/>toPrint = </text:span><text:span text:style-name="T11">format</text:span><text:span text:style-name="T10">(</text:span><text:span text:style-name="T22">"{0} from {1}___{2} to {3}___{4}"</text:span><text:span text:style-name="T10">, </text:span><text:span text:style-name="T26">//</text:span></text:p>
      <text:p text:style-name="P17"><text:span text:style-name="T10"><text:s text:c="32"/>protocol, src, srcPort, dest, destPort);</text:span></text:p>
      <text:p text:style-name="P17"><text:span text:style-name="T10"><text:s text:c="20"/>} </text:span><text:span text:style-name="T16">else</text:span><text:span text:style-name="T10"> {</text:span></text:p>
      <text:p text:style-name="P17"><text:span text:style-name="T10"><text:s text:c="24"/>toPrint = </text:span><text:span text:style-name="T22">"Not an IP packet"</text:span><text:span text:style-name="T10">;</text:span></text:p>
      <text:p text:style-name="P17"><text:span text:style-name="T10"><text:s text:c="20"/>}</text:span></text:p>
      <text:p text:style-name="P16"/>
      <text:p text:style-name="P17"><text:span text:style-name="T10"><text:s text:c="20"/>System.</text:span><text:span text:style-name="T20">out</text:span><text:span text:style-name="T10">.println(toPrint);</text:span></text:p>
      <text:p text:style-name="P16"/>
      <text:p text:style-name="P17"><text:span text:style-name="T10"><text:s text:c="20"/></text:span><text:span text:style-name="T16">if</text:span><text:span text:style-name="T10"> (</text:span><text:span text:style-name="T19">writer</text:span><text:span text:style-name="T10">.isInterrupted()) {</text:span></text:p>
      <text:p text:style-name="P17"><text:span text:style-name="T10"><text:s text:c="24"/></text:span><text:span text:style-name="T16">return</text:span><text:span text:style-name="T10">;</text:span></text:p>
      <text:p text:style-name="P17"><text:span text:style-name="T10"><text:s text:c="20"/>}</text:span></text:p>
      <text:p text:style-name="P17"><text:span text:style-name="T10"><text:s text:c="16"/>}</text:span></text:p>
      <text:p text:style-name="P17"><text:span text:style-name="T10"><text:s text:c="12"/>}</text:span></text:p>
      <text:p text:style-name="P17"><text:span text:style-name="T10"><text:s text:c="8"/>});</text:span></text:p>
      <text:p text:style-name="P17"><text:span text:style-name="T10"><text:s text:c="4"/>}</text:span></text:p>
      <text:p text:style-name="P16"/>
      <text:p text:style-name="P17"><text:span text:style-name="T10"><text:s text:c="4"/></text:span><text:span text:style-name="T16">private</text:span><text:span text:style-name="T10"> String ip4ToString(</text:span><text:span text:style-name="T16">byte</text:span><text:span text:style-name="T10">[] ip) {</text:span></text:p>
      <text:p text:style-name="P17"><text:soft-page-break/><text:span text:style-name="T10"><text:s text:c="8"/>StringBuilder builder = </text:span><text:span text:style-name="T16">new</text:span><text:span text:style-name="T10"> StringBuilder();</text:span></text:p>
      <text:p text:style-name="P17"><text:span text:style-name="T10"><text:s text:c="8"/></text:span><text:span text:style-name="T16">boolean</text:span><text:span text:style-name="T10"> first = </text:span><text:span text:style-name="T16">true</text:span><text:span text:style-name="T10">;</text:span></text:p>
      <text:p text:style-name="P17"><text:span text:style-name="T10"><text:s text:c="8"/></text:span><text:span text:style-name="T16">for</text:span><text:span text:style-name="T10"> (</text:span><text:span text:style-name="T16">byte</text:span><text:span text:style-name="T10"> digit : ip) {</text:span></text:p>
      <text:p text:style-name="P17"><text:span text:style-name="T10"><text:s text:c="12"/></text:span><text:span text:style-name="T16">if</text:span><text:span text:style-name="T10"> (!first) {</text:span></text:p>
      <text:p text:style-name="P17"><text:span text:style-name="T10"><text:s text:c="16"/>builder.append(</text:span><text:span text:style-name="T22">"."</text:span><text:span text:style-name="T10">);</text:span></text:p>
      <text:p text:style-name="P17"><text:span text:style-name="T10"><text:s text:c="12"/>}</text:span></text:p>
      <text:p text:style-name="P17"><text:span text:style-name="T10"><text:s text:c="12"/></text:span><text:span text:style-name="T16">int</text:span><text:span text:style-name="T10"> d = digit;</text:span></text:p>
      <text:p text:style-name="P17"><text:span text:style-name="T10"><text:s text:c="12"/>d = d &lt; 0 ? 256 + d : d;</text:span></text:p>
      <text:p text:style-name="P17"><text:span text:style-name="T10"><text:s text:c="12"/>builder.append(d);</text:span></text:p>
      <text:p text:style-name="P17"><text:span text:style-name="T10"><text:s text:c="12"/>first = </text:span><text:span text:style-name="T16">false</text:span><text:span text:style-name="T10">;</text:span></text:p>
      <text:p text:style-name="P17"><text:span text:style-name="T10"><text:s text:c="8"/>}</text:span></text:p>
      <text:p text:style-name="P17"><text:span text:style-name="T10"><text:s text:c="8"/></text:span><text:span text:style-name="T16">return</text:span><text:span text:style-name="T10"> builder.toString();</text:span></text:p>
      <text:p text:style-name="P17"><text:span text:style-name="T10"><text:s text:c="4"/>}</text:span></text:p>
      <text:p text:style-name="P16"/>
      <text:p text:style-name="P17"><text:span text:style-name="T10"><text:s text:c="4"/></text:span><text:span text:style-name="T16">private</text:span><text:span text:style-name="T10"> String ip6ToString(</text:span><text:span text:style-name="T16">byte</text:span><text:span text:style-name="T10">[] ip) {</text:span></text:p>
      <text:p text:style-name="P17"><text:span text:style-name="T10"><text:s text:c="8"/>StringBuilder builder = </text:span><text:span text:style-name="T16">new</text:span><text:span text:style-name="T10"> StringBuilder();</text:span></text:p>
      <text:p text:style-name="P17"><text:span text:style-name="T10"><text:s text:c="8"/></text:span><text:span text:style-name="T16">for</text:span><text:span text:style-name="T10"> (</text:span><text:span text:style-name="T16">int</text:span><text:span text:style-name="T10"> i = 0; i &lt; ip.</text:span><text:span text:style-name="T19">length</text:span><text:span text:style-name="T10">; i+=2) {</text:span></text:p>
      <text:p text:style-name="P17"><text:span text:style-name="T10"><text:s text:c="12"/></text:span><text:span text:style-name="T16">if</text:span><text:span text:style-name="T10"> (i != 0) {</text:span></text:p>
      <text:p text:style-name="P17"><text:span text:style-name="T10"><text:s text:c="16"/>builder.append(</text:span><text:span text:style-name="T22">":"</text:span><text:span text:style-name="T10">);</text:span></text:p>
      <text:p text:style-name="P17"><text:span text:style-name="T10"><text:s text:c="12"/>}</text:span></text:p>
      <text:p text:style-name="P17"><text:span text:style-name="T10"><text:s text:c="12"/></text:span><text:span text:style-name="T16">int</text:span><text:span text:style-name="T10"> d1 = ip[i];</text:span></text:p>
      <text:p text:style-name="P17"><text:span text:style-name="T10"><text:s text:c="12"/></text:span><text:span text:style-name="T16">int</text:span><text:span text:style-name="T10"> d2 = ip[i + 1];</text:span></text:p>
      <text:p text:style-name="P17"><text:span text:style-name="T10"><text:s text:c="12"/>d1 += d1 &lt; 0 ? 256 : 0;</text:span></text:p>
      <text:p text:style-name="P17"><text:span text:style-name="T10"><text:s text:c="12"/>d2 += d2 &lt; 0 ? 256 : 0;</text:span></text:p>
      <text:p text:style-name="P17"><text:span text:style-name="T10"><text:s text:c="12"/>builder.append(Integer.</text:span><text:span text:style-name="T11">toHexString</text:span><text:span text:style-name="T10">(d1 &lt;&lt; 8 | d2));</text:span></text:p>
      <text:p text:style-name="P17"><text:span text:style-name="T10"><text:s text:c="8"/>}</text:span></text:p>
      <text:p text:style-name="P17"><text:span text:style-name="T10"><text:s text:c="8"/></text:span><text:span text:style-name="T16">return</text:span><text:span text:style-name="T10"> builder.toString();</text:span></text:p>
      <text:p text:style-name="P17"><text:span text:style-name="T10"><text:s text:c="4"/>}</text:span></text:p>
      <text:p text:style-name="P16"/>
      <text:p text:style-name="P17"><text:span text:style-name="T10"><text:s text:c="4"/></text:span><text:span text:style-name="T16">public</text:span><text:span text:style-name="T10"> </text:span><text:span text:style-name="T16">static</text:span><text:span text:style-name="T10"> </text:span><text:span text:style-name="T16">void</text:span><text:span text:style-name="T10"> main(String[] args) </text:span><text:span text:style-name="T16">throws</text:span><text:span text:style-name="T10"> IOException {</text:span></text:p>
      <text:p text:style-name="P17"><text:span text:style-name="T10"><text:s text:c="8"/>NetSniffer sniffer = </text:span><text:span text:style-name="T16">new</text:span><text:span text:style-name="T10"> NetSniffer();</text:span></text:p>
      <text:p text:style-name="P17"><text:span text:style-name="T10"><text:s text:c="8"/></text:span><text:span text:style-name="T16">while</text:span><text:span text:style-name="T10"> (System.</text:span><text:span text:style-name="T20">in</text:span><text:span text:style-name="T10">.read() != 10) {</text:span></text:p>
      <text:p text:style-name="P17"><text:span text:style-name="T10"><text:s text:c="12"/>;</text:span></text:p>
      <text:p text:style-name="P17"><text:span text:style-name="T10"><text:s text:c="8"/>}</text:span></text:p>
      <text:p text:style-name="P17"><text:span text:style-name="T10"><text:s text:c="8"/>sniffer.close();</text:span></text:p>
      <text:p text:style-name="P17"><text:span text:style-name="T10"><text:s text:c="4"/>}</text:span></text:p>
      <text:p text:style-name="P16"/>
      <text:p text:style-name="P17"><text:span text:style-name="T10">}</text:span></text:p>
      <text:p text:style-name="P14"/>
      <text:p text:style-name="P12">Выводы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Monospace1" svg:font-family="Monospace" style:font-family-generic="roman"/>
    <style:font-face style:name="Courier New1" svg:font-family="'Courier New'" style:font-family-generic="modern" style:font-pitch="fixed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date>2013-11-15T09:32:22</dc:date>
    <meta:print-date>2013-03-23T11:35:01</meta:print-date>
    <meta:editing-cycles>67</meta:editing-cycles>
    <meta:editing-duration>PT14H57M51S</meta:editing-duration>
    <meta:generator>LibreOffice/4.0.2.2$Linux_X86_64 LibreOffice_project/400m0$Build-2</meta:generator>
    <meta:document-statistic meta:table-count="0" meta:image-count="0" meta:object-count="0" meta:page-count="3" meta:paragraph-count="120" meta:word-count="394" meta:character-count="4541" meta:non-whitespace-character-count="2714"/>
    <meta:user-defined meta:name="Поле 1"/>
    <meta:user-defined meta:name="Поле 2"/>
    <meta:user-defined meta:name="Поле 3"/>
    <meta:user-defined meta:name="Поле 4"/>
  </office:meta>
</office:document-meta>
</file>